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top" draw:auto-grow-height="false" fo:min-height="2.716cm" fo:min-width="5.6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fill-color="#b4c7dc" draw:textarea-horizontal-align="justify" draw:textarea-vertical-align="top" draw:auto-grow-height="false" fo:min-height="2.616cm" fo:min-width="5.6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-color="#ffe994" draw:textarea-horizontal-align="justify" draw:textarea-vertical-align="middle" draw:auto-grow-height="false" fo:min-height="14.316cm" fo:min-width="2.666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svg:stroke-width="0.035cm" draw:marker-start-width="0.252cm" draw:marker-end-width="0.252cm" draw:fill-color="#ffdbb6" draw:textarea-horizontal-align="justify" draw:textarea-vertical-align="top" draw:auto-grow-height="false" fo:min-height="2.616cm" fo:min-width="5.6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draw:fill-color="#ffdbb6" draw:textarea-horizontal-align="justify" draw:textarea-vertical-align="top" draw:auto-grow-height="false" fo:min-height="3.116cm" fo:min-width="5.6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top" draw:auto-grow-height="false" fo:min-height="3.116cm" fo:min-width="5.66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-color="#ffdbb6" draw:textarea-horizontal-align="justify" draw:textarea-vertical-align="top" draw:auto-grow-height="false" fo:min-height="0.616cm" fo:min-width="5.66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draw:marker-start-width="0.252cm" draw:marker-end-width="0.252cm" draw:fill-color="#b4c7dc" draw:textarea-horizontal-align="justify" draw:textarea-vertical-align="top" draw:auto-grow-height="false" fo:min-height="0.616cm" fo:min-width="5.666cm" fo:padding-top="0.142cm" fo:padding-bottom="0.142cm" fo:padding-left="0.267cm" fo:padding-right="0.267cm"/>
    </style:style>
    <style:style style:name="P1" style:family="paragraph">
      <style:paragraph-properties fo:text-align="start"/>
      <style:text-properties style:font-name="Verdana" fo:font-size="14pt" style:font-size-asian="14pt" style:font-size-complex="14pt"/>
    </style:style>
    <style:style style:name="P2" style:family="paragraph">
      <loext:graphic-properties draw:fill-color="#dee6ef"/>
      <style:paragraph-properties fo:text-align="start"/>
      <style:text-properties style:font-name="Verdana" fo:font-size="14pt" style:font-size-asian="14pt" style:font-size-complex="14pt"/>
    </style:style>
    <style:style style:name="P3" style:family="paragraph">
      <loext:graphic-properties draw:fill-color="#b4c7dc"/>
      <style:paragraph-properties fo:text-align="start"/>
      <style:text-properties style:font-name="Verdana" fo:font-size="14pt" style:font-size-asian="14pt" style:font-size-complex="14pt"/>
    </style:style>
    <style:style style:name="P4" style:family="paragraph">
      <style:paragraph-properties fo:text-align="center"/>
      <style:text-properties style:font-name="Verdana" fo:font-size="14pt" style:font-size-asian="14pt" style:font-size-complex="14pt"/>
    </style:style>
    <style:style style:name="P5" style:family="paragraph">
      <loext:graphic-properties draw:fill-color="#ffe994"/>
      <style:paragraph-properties fo:text-align="center"/>
      <style:text-properties style:font-name="Verdana" fo:font-size="14pt" style:font-size-asian="14pt" style:font-size-complex="1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dbb6"/>
      <style:paragraph-properties fo:text-align="start"/>
      <style:text-properties style:font-name="Verdana" fo:font-size="14pt" style:font-size-asian="14pt" style:font-size-complex="14pt"/>
    </style:style>
    <style:style style:name="P8" style:family="paragraph">
      <style:paragraph-properties fo:text-align="start"/>
      <style:text-properties style:font-name="Verdana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-color="#b4c7dc"/>
      <style:paragraph-properties fo:text-align="start"/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Verdana" fo:font-size="14pt" style:font-size-asian="14pt" style:font-size-complex="14pt"/>
    </style:style>
    <style:style style:name="T2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Verdana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6.2cm" svg:height="3cm" svg:x="5.1cm" svg:y="2cm">
          <text:p text:style-name="P1"><text:span text:style-name="T1">Index</text:span></text:p>
          <text:p text:style-name="P1"><text:span text:style-name="T2">SEND TO</text:span><text:span text:style-name="T3">:</text:span></text:p>
          <text:p text:style-name="P1"><text:span text:style-name="T1"><text:tab/></text:span><text:span text:style-name="T1">- Resource Name</text:span></text:p>
          <text:p text:style-name="P1"><text:span text:style-name="T1"><text:tab/></text:span><text:span text:style-name="T1">-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2cm" svg:height="2.9cm" svg:x="19.1cm" svg:y="2cm">
          <text:p text:style-name="P1"><text:span text:style-name="T2">SEND</text:span><text:span text:style-name="T1">:</text:span></text:p>
          <text:p text:style-name="P1"><text:span text:style-name="T1"><text:tab/></text:span><text:span text:style-name="T1">- User ID</text:span></text:p>
          <text:p text:style-name="P1"><text:span text:style-name="T1"><text:tab/></text:span><text:span text:style-name="T1">- Index</text:span></text:p>
          <text:p text:style-name="P1"><text:span text:style-name="T1"><text:tab/></text:span><text:span text:style-name="T1">-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2cm" svg:height="14.6cm" svg:x="13.6cm" svg:y="1.4cm">
          <text:p text:style-name="P4"><text:span text:style-name="T1">R E L A 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3cm" svg:y1="3.5cm" svg:x2="13.6cm" svg:y2="3.5cm">
          <text:p/>
        </draw:line>
        <draw:line draw:style-name="gr4" draw:text-style-name="P6" draw:layer="layout" svg:x1="16.8cm" svg:y1="3.5cm" svg:x2="19.1cm" svg:y2="3.5cm">
          <text:p/>
        </draw:line>
        <draw:custom-shape draw:style-name="gr5" draw:text-style-name="P7" draw:layer="layout" svg:width="6.2cm" svg:height="2.9cm" svg:x="19.1cm" svg:y="5.2cm">
          <text:p text:style-name="P1"><text:span text:style-name="T1">Response SEND:</text:span></text:p>
          <text:p text:style-name="P1"><text:span text:style-name="T1"><text:tab/></text:span><text:span text:style-name="T1">- User ID</text:span></text:p>
          <text:p text:style-name="P1"><text:span text:style-name="T1"><text:tab/></text:span><text:span text:style-name="T1">- Index</text:span></text:p>
          <text:p text:style-name="P1"><text:span text:style-name="T1"><text:tab/></text:span><text:span text:style-name="T1">-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9.1cm" svg:y1="6.7cm" svg:x2="16.8cm" svg:y2="6.7cm">
          <text:p/>
        </draw:line>
        <draw:custom-shape draw:style-name="gr6" draw:text-style-name="P7" draw:layer="layout" svg:width="6.2cm" svg:height="3.4cm" svg:x="5.1cm" svg:y="5.2cm">
          <text:p text:style-name="P1"><text:span text:style-name="T1">Index</text:span></text:p>
          <text:p text:style-name="P1"><text:span text:style-name="T1">Response SEND:</text:span></text:p>
          <text:p text:style-name="P1"><text:span text:style-name="T1"><text:tab/></text:span><text:span text:style-name="T1">- Resource ID</text:span></text:p>
          <text:p text:style-name="P1"><text:span text:style-name="T1"><text:tab/></text:span><text:span text:style-name="T1">- 0</text:span></text:p>
          <text:p text:style-name="P1"><text:span text:style-name="T1"><text:tab/></text:span><text:span text:style-name="T1">-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3.6cm" svg:y1="6.7cm" svg:x2="11.3cm" svg:y2="6.7cm">
          <text:p/>
        </draw:line>
        <draw:custom-shape draw:style-name="gr7" draw:text-style-name="P2" draw:layer="layout" svg:width="6.2cm" svg:height="3.4cm" svg:x="5.1cm" svg:y="10.4cm">
          <text:p text:style-name="P1"><text:span text:style-name="T1">Index</text:span></text:p>
          <text:p text:style-name="P1"><text:span text:style-name="T2">SEND</text:span><text:span text:style-name="T1">:</text:span></text:p>
          <text:p text:style-name="P1"><text:span text:style-name="T1"><text:tab/></text:span><text:span text:style-name="T1">- Resource ID</text:span></text:p>
          <text:p text:style-name="P1"><text:span text:style-name="T1"><text:tab/></text:span><text:span text:style-name="T1">- 0</text:span></text:p>
          <text:p text:style-name="P1"><text:span text:style-name="T1"><text:tab/></text:span><text:span text:style-name="T1">-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3cm" svg:y1="12.1cm" svg:x2="13.6cm" svg:y2="12.1cm">
          <text:p/>
        </draw:line>
        <draw:custom-shape draw:style-name="gr8" draw:text-style-name="P7" draw:layer="layout" svg:width="6.2cm" svg:height="0.9cm" svg:x="5.092cm" svg:y="14cm">
          <text:p text:style-name="P1"><text:span text:style-name="T1">Response S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3.6cm" svg:y1="14.4cm" svg:x2="11.3cm" svg:y2="14.4cm">
          <text:p/>
        </draw:line>
        <draw:custom-shape draw:style-name="gr9" draw:text-style-name="P9" draw:layer="layout" svg:width="6.2cm" svg:height="0.9cm" svg:x="19.1cm" svg:y="11.6cm">
          <text:p text:style-name="P8"><text:span text:style-name="T2">S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6.8cm" svg:y1="12.1cm" svg:x2="19.1cm" svg:y2="12.1cm">
          <text:p/>
        </draw:line>
        <draw:custom-shape draw:style-name="gr8" draw:text-style-name="P7" draw:layer="layout" svg:width="6.2cm" svg:height="0.9cm" svg:x="19.1cm" svg:y="13.9cm">
          <text:p text:style-name="P1"><text:span text:style-name="T1">Response S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9.1cm" svg:y1="14.4cm" svg:x2="16.8cm" svg:y2="1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9T22:34:50.261000000</meta:creation-date>
    <dc:date>2020-02-19T22:52:19.141000000</dc:date>
    <meta:editing-duration>PT6M26S</meta:editing-duration>
    <meta:editing-cycles>2</meta:editing-cycles>
    <meta:generator>LibreOffice/6.2.4.2$Windows_X86_64 LibreOffice_project/2412653d852ce75f65fbfa83fb7e7b669a126d64</meta:generator>
    <meta:document-statistic meta:object-count="17"/>
  </office:meta>
</office:document-meta>
</file>